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E" style:family="table-column">
      <style:table-column-properties style:column-width="1.3875in"/>
    </style:style>
    <style:style style:name="Table4.A1" style:family="table-cell">
      <style:table-cell-properties style:vertical-align="" fo:padding="0.0382in" fo:border-left="0.05pt solid #000000" fo:border-right="none" fo:border-top="0.05pt solid #000000" fo:border-bottom="0.05pt solid #000000"/>
    </style:style>
    <style:style style:name="Table4.E1" style:family="table-cell">
      <style:table-cell-properties style:vertical-align="" fo:padding="0.0382in" fo:border="0.05pt solid #000000"/>
    </style:style>
    <style:style style:name="Table4.A2" style:family="table-cell">
      <style:table-cell-properties style:vertical-align="" fo:padding="0.0382in" fo:border-left="0.05pt solid #000000" fo:border-right="none" fo:border-top="none" fo:border-bottom="0.05pt solid #000000"/>
    </style:style>
    <style:style style:name="Table4.E2" style:family="table-cell">
      <style:table-cell-properties style:vertical-align=""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text-properties fo:font-weight="bold" style:font-weight-asian="bold"/>
    </style:style>
    <style:style style:name="P7" style:family="paragraph" style:parent-style-name="List_20_Paragraph">
      <style:paragraph-properties fo:margin-top="0in" fo:margin-bottom="0in" fo:line-height="100%" fo:text-align="center" style:justify-single-word="false"/>
      <style:text-properties fo:font-weight="bold" style:font-weight-asian="bold"/>
    </style:style>
    <style:style style:name="P8" style:family="paragraph" style:parent-style-name="List_20_Paragraph">
      <style:paragraph-properties fo:margin-left="0in" fo:margin-right="0in" fo:margin-top="0in" fo:margin-bottom="0in" fo:line-height="100%" fo:text-indent="0in" style:auto-text-indent="false"/>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weight="bold" style:font-weight-asian="bold" style:font-weight-complex="bold"/>
    </style:style>
    <style:style style:name="P10" style:family="paragraph" style:parent-style-name="Standard" style:master-page-name="First_20_Page">
      <style:paragraph-properties style:page-number="auto"/>
    </style:style>
    <style:style style:name="P11" style:family="paragraph" style:parent-style-name="Standard">
      <style:paragraph-properties fo:margin-left="0in" fo:margin-right="0in" fo:margin-top="0in" fo:margin-bottom="0in" fo:line-height="100%" fo:text-indent="0in" style:auto-text-indent="false"/>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style:style>
    <style:style style:name="P13" style:family="paragraph" style:parent-style-name="Standard">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5"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6" style:family="paragraph" style:parent-style-name="List_20_Paragraph" style:list-style-name="WWNum31">
      <style:paragraph-properties fo:margin-left="0in" fo:margin-right="0in" fo:margin-top="0in" fo:margin-bottom="0in" fo:line-height="100%" fo:text-indent="0in" style:auto-text-indent="false"/>
      <style:text-properties fo:font-weight="bold" style:font-weight-asian="bold"/>
    </style:style>
    <style:style style:name="P17" style:family="paragraph" style:parent-style-name="List_20_Paragraph">
      <style:paragraph-properties fo:margin-left="0in" fo:margin-right="0in" fo:margin-top="0in" fo:margin-bottom="0in" fo:line-height="100%" fo:text-indent="0in" style:auto-text-indent="false"/>
    </style:style>
    <style:style style:name="P18" style:family="paragraph" style:parent-style-name="List_20_Paragraph" style:list-style-name="WWNum31">
      <style:paragraph-properties fo:margin-left="0in" fo:margin-right="0in" fo:margin-top="0in" fo:margin-bottom="0in" fo:line-height="100%" fo:text-indent="0in" style:auto-text-indent="false"/>
    </style:style>
    <style:style style:name="P19"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20" style:family="paragraph" style:parent-style-name="List_20_Paragraph" style:list-style-name="WWNum31">
      <style:paragraph-properties fo:margin-left="0in" fo:margin-right="0in" fo:margin-top="0in" fo:margin-bottom="0in" fo:line-height="100%" fo:text-indent="0in" style:auto-text-indent="false"/>
      <style:text-properties fo:font-style="italic" style:font-style-asian="italic" style:font-style-complex="italic"/>
    </style:style>
    <style:style style:name="P21" style:family="paragraph" style:parent-style-name="List_20_Paragraph">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22"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23" style:family="paragraph" style:parent-style-name="List_20_Paragraph" style:list-style-name="WWNum31">
      <style:paragraph-properties fo:margin-top="0in" fo:margin-bottom="0in" fo:line-height="100%"/>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end" style:justify-single-word="false"/>
      <style:text-properties fo:font-style="italic" style:font-style-asian="italic" style:font-style-complex="italic"/>
    </style:style>
    <style:style style:name="P27" style:family="paragraph" style:parent-style-name="Table_20_Contents">
      <style:paragraph-properties fo:text-align="end"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evor Bramwell</text:p>
      <text:p text:style-name="Standard">Writing 327</text:p>
      <text:p text:style-name="Standard"><text:date style:data-style-name="N76" text:date-value="2012-10-15T21:20:01.99" text:fixed="true">October 15, 2012</text:date></text:p>
      <text:p text:style-name="Standard"/>
      <text:p text:style-name="P7">Summary of Project Findings: <text:s/>Proposed Experiment on Cantilever Beams</text:p>
      <text:p text:style-name="P2"/>
      <text:list xml:id="list149714658" text:style-name="WWNum31">
        <text:list-header>
          <text:p text:style-name="P16">INTRODUCTION</text:p>
        </text:list-header>
      </text:list>
      <text:p text:style-name="P8"/>
      <text:p text:style-name="P8"><text:span text:style-name="T3">Explains the purpose of the project summary</text:span></text:p>
      <text:p text:style-name="P8">The purpose of this project summary is to report findings and offer recommendations regarding the feasibility of a specified experiment as a middle school activity.</text:p>
      <text:p text:style-name="P8"/>
      <text:p text:style-name="P19">Briefly explains purpose of experiment</text:p>
      <text:p text:style-name="P11">The purpose of the experiment is to determine the load a straw can carry when used as a cantilever beam to illustrate how the load-bearing capacity changes with beam length.</text:p>
      <text:p text:style-name="P11"/>
      <text:p text:style-name="P19">Provides a short narrative-style description of the experimental methodology</text:p>
      <text:p text:style-name="P19"><text:span text:style-name="T2">The materials needed to perform the experiment include two to three straws, tape, about eight inches of string or floss, a small paper cup, a ruler, a marker, and around one hundred pennies.</text:span></text:p>
      <text:p text:style-name="P19"><text:span text:style-name="T2"/></text:p>
      <text:p text:style-name="P19"><text:span text:style-name="T2"><text:s/><text:tab/></text:span>Setup</text:p>
      <text:p text:style-name="P19"><text:span text:style-name="T2">To setup the experiment tie one end of the string around the cup and make a loop to put around the straw. Tape the straw to the desk. Tie the string to the straw </text:span>(at some length...). </text:p>
      <text:p text:style-name="P19"><text:span text:style-name="T2"><text:tab/></text:span></text:p>
      <text:p text:style-name="P19"><text:span text:style-name="T2"><text:tab/></text:span>Process</text:p>
      <text:p text:style-name="P19"><text:tab/>Illustrate, use cantilever term to describe lengths of straw and placement of string.</text:p>
      <text:p text:style-name="P11"><text:span text:style-name="T3"><text:tab/><text:tab/>“Position the loop on the straw such that the distance between the loop and the table <text:tab/><text:tab/><text:tab/> <text:s/>edge is the cantilever length to be tested.”</text:span></text:p>
      <text:p text:style-name="P19"><text:span text:style-name="T2">To perform the experiment: fill the cup with pennies one, by one; sliding the pennies in gently. Continue filling the cup with pennies until the straw bends or breaks along the desk. Record the number of pennies added to the cup. Repeat for more lengths. Repeat all steps with another straw. </text:span></text:p>
      <text:p text:style-name="P8"/>
      <text:list xml:id="list2070420491" text:continue-numbering="true" text:style-name="WWNum31">
        <text:list-header>
          <text:p text:style-name="P20">Previews the remainder of the summary content and organization. </text:p>
        </text:list-header>
      </text:list>
      <text:p text:style-name="P8">The rest of this summary provides a more precise overview of the experiment, a discussion of the results, and a recommendation as to its viability in a middle school classroom.<text:tab/><text:tab/></text:p>
      <text:list xml:id="list97385490" text:continue-numbering="true" text:style-name="WWNum31">
        <text:list-header>
          <text:p text:style-name="P18"/>
          <text:p text:style-name="P16">RESULTS AND DISCUSSION</text:p>
          <text:p text:style-name="P20">Report the results of the experiment (in both a table and a graph)</text:p>
        </text:list-header>
      </text:list>
      <text:p text:style-name="P8">The experiment was a success and provided the following data.</text:p>
      <text:p text:style-name="P8"/>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27">Inches/<text:span text:style-name="T4">Trials</text:span></text:p>
          </table:table-cell>
          <table:table-cell table:style-name="Table4.A1" office:value-type="string">
            <text:p text:style-name="P28">2.5</text:p>
          </table:table-cell>
          <table:table-cell table:style-name="Table4.A1" office:value-type="string">
            <text:p text:style-name="P28">2</text:p>
          </table:table-cell>
          <table:table-cell table:style-name="Table4.A1" office:value-type="string">
            <text:p text:style-name="P28">1.5</text:p>
          </table:table-cell>
          <table:table-cell table:style-name="Table4.E1" office:value-type="string">
            <text:p text:style-name="P28">1</text:p>
          </table:table-cell>
        </table:table-row>
        <table:table-row>
          <table:table-cell table:style-name="Table4.A2" office:value-type="string">
            <text:p text:style-name="P26">Trial 1</text:p>
          </table:table-cell>
          <table:table-cell table:style-name="Table4.A2" office:value-type="string">
            <text:p text:style-name="P24">28</text:p>
          </table:table-cell>
          <table:table-cell table:style-name="Table4.A2" office:value-type="string">
            <text:p text:style-name="P24">36</text:p>
          </table:table-cell>
          <table:table-cell table:style-name="Table4.A2" office:value-type="string">
            <text:p text:style-name="P24">47</text:p>
          </table:table-cell>
          <table:table-cell table:style-name="Table4.E2" office:value-type="string">
            <text:p text:style-name="P24">63</text:p>
          </table:table-cell>
        </table:table-row>
        <table:table-row>
          <table:table-cell table:style-name="Table4.A2" office:value-type="string">
            <text:p text:style-name="P26">Trial 2</text:p>
          </table:table-cell>
          <table:table-cell table:style-name="Table4.A2" office:value-type="string">
            <text:p text:style-name="P24">27</text:p>
          </table:table-cell>
          <table:table-cell table:style-name="Table4.A2" office:value-type="string">
            <text:p text:style-name="P24">34</text:p>
          </table:table-cell>
          <table:table-cell table:style-name="Table4.A2" office:value-type="string">
            <text:p text:style-name="P24">39</text:p>
          </table:table-cell>
          <table:table-cell table:style-name="Table4.E2" office:value-type="string">
            <text:p text:style-name="P24">58</text:p>
          </table:table-cell>
        </table:table-row>
      </table:table>
      <text:p text:style-name="P12"/>
      <text:p text:style-name="P13">Table 1: Number of Pennies vs. Cantilever Length</text:p>
      <text:p text:style-name="P14"><text:span text:style-name="T2"/></text:p>
      <text:p text:style-name="P14">Table 1<text:span text:style-name="T2"> lists the number of pennies need, at each distance from the table, to break the cantilever beam. </text:span><text:soft-page-break/><text:span text:style-name="T2">To get the actual mass required to break the beam, the pennies are multiplied by 2.5g, the mass of a single penny produced after 1982. </text:span>Table 2 <text:span text:style-name="T2">lists these masses along with their relationship to the length of the beam.</text:span></text:p>
      <text:p text:style-name="P8"/>
      <table:table table:name="Table3" table:style-name="Table3">
        <table:table-column table:style-name="Table3.A" table:number-columns-repeated="5"/>
        <table:table-row>
          <table:table-cell table:style-name="Table3.A1" office:value-type="string">
            <text:p text:style-name="P25"><text:span text:style-name="T1">Inches</text:span>/<text:span text:style-name="T3">Trials</text:span></text:p>
          </table:table-cell>
          <table:table-cell table:style-name="Table3.A1" office:value-type="string">
            <text:p text:style-name="P29">2.5</text:p>
          </table:table-cell>
          <table:table-cell table:style-name="Table3.A1" office:value-type="string">
            <text:p text:style-name="P29">2</text:p>
          </table:table-cell>
          <table:table-cell table:style-name="Table3.A1" office:value-type="string">
            <text:p text:style-name="P29">1.5</text:p>
          </table:table-cell>
          <table:table-cell table:style-name="Table3.E1" office:value-type="string">
            <text:p text:style-name="P29">1</text:p>
          </table:table-cell>
        </table:table-row>
        <table:table-row>
          <table:table-cell table:style-name="Table3.A2" office:value-type="string">
            <text:p text:style-name="P26">Trial 1</text:p>
          </table:table-cell>
          <table:table-cell table:style-name="Table3.A2" office:value-type="string">
            <text:p text:style-name="P24">70</text:p>
          </table:table-cell>
          <table:table-cell table:style-name="Table3.A2" office:value-type="string">
            <text:p text:style-name="P24">90</text:p>
          </table:table-cell>
          <table:table-cell table:style-name="Table3.A2" office:value-type="string">
            <text:p text:style-name="P24">117.5</text:p>
          </table:table-cell>
          <table:table-cell table:style-name="Table3.E2" office:value-type="string">
            <text:p text:style-name="P24">157.5</text:p>
          </table:table-cell>
        </table:table-row>
        <table:table-row>
          <table:table-cell table:style-name="Table3.A2" office:value-type="string">
            <text:p text:style-name="P26">Trial 2</text:p>
          </table:table-cell>
          <table:table-cell table:style-name="Table3.A2" office:value-type="string">
            <text:p text:style-name="P24">67.5</text:p>
          </table:table-cell>
          <table:table-cell table:style-name="Table3.A2" office:value-type="string">
            <text:p text:style-name="P24">85.0</text:p>
          </table:table-cell>
          <table:table-cell table:style-name="Table3.A2" office:value-type="string">
            <text:p text:style-name="P24">97.5</text:p>
          </table:table-cell>
          <table:table-cell table:style-name="Table3.E2" office:value-type="string">
            <text:p text:style-name="P24">145</text:p>
          </table:table-cell>
        </table:table-row>
      </table:table>
      <text:p text:style-name="P21"/>
      <text:p text:style-name="P21">Table 2: Mass of Pennies vs. Cantilever Length</text:p>
      <text:p text:style-name="P22"><text:span text:style-name="T2"/></text:p>
      <text:p text:style-name="P22"><text:span text:style-name="T2">The data from </text:span>Table 2<text:span text:style-name="T2"> can also bee seen from the following chart (See Figure 1).</text:span></text:p>
      <text:p text:style-name="P22"><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span text:style-name="T2"/></text:p>
      <text:p text:style-name="P22"><text:span text:style-name="T2"/></text:p>
      <text:p text:style-name="P19">Interpret the results</text:p>
      <text:p text:style-name="P8">4 Trials at 1/2 inch using post 1982 pennies. Pennies are greater than or equal to 2.5 grams.</text:p>
      <text:p text:style-name="P8">(Explain need for pennies in same year, suggest fixed multiple. [Take all pennies and times by 2.5])</text:p>
      <text:p text:style-name="P8"/>
      <text:list xml:id="list1604525925" text:continue-numbering="true" text:style-name="WWNum31">
        <text:list-header>
          <text:p text:style-name="P20">Were the results of the experiment repeatable? Why or why not?</text:p>
          <text:p text:style-name="P20"/>
        </text:list-header>
      </text:list>
      <text:p text:style-name="P19">Did the tests suggest a predictable relationship between the length of the cantilever and the load-bearing ability?</text:p>
      <text:p text:style-name="P8"/>
      <text:p text:style-name="P19">How confident are you in that relationship? Why?</text:p>
      <text:p text:style-name="P8"/>
      <text:p text:style-name="P15"/>
      <text:list xml:id="list26498328" text:continue-numbering="true" text:style-name="WWNum31">
        <text:list-header>
          <text:p text:style-name="P16">RECOMMENDATIONS</text:p>
        </text:list-header>
        <text:list-item>
          <text:p text:style-name="P23">Do you recommend the experiment as a middle school science project?</text:p>
        </text:list-item>
        <text:list-item>
          <text:p text:style-name="P23"><text:soft-page-break/>Are there any concerns or caveats about the feasibility of middle students conducting this experiment? Any obstacles students may encounter? </text:p>
        </text:list-item>
        <text:list-item>
          <text:p text:style-name="P23">Do you recommend any changes to the proposed experimental procedure to create a more successful middle school activity?</text:p>
        </text:list-item>
      </text:list>
      <text:p text:style-name="P3"/>
      <text:p text:style-name="P2"/>
      <text:p text:style-name="P4"/>
      <text:p text:style-name="P4"/>
      <text:p text:style-name="P6"/>
      <text:p text:style-name="P4"/>
      <text:p text:style-name="P5">END REPORT</text:p>
      <text:p text:style-name="P4"/>
      <text:p text:style-name="P4"/>
      <text:p text:style-name="P9">FORMAT</text:p>
      <text:list xml:id="list1122518478" text:continue-numbering="true" text:style-name="WWNum31">
        <text:list-item>
          <text:p text:style-name="P23">Bold font for headings. Primary headings in all caps, secondary headings in title case caps. No space between headings and body paragraphs.</text:p>
        </text:list-item>
        <text:list-item>
          <text:p text:style-name="P23">Single spaced block paragraphs. No indentations, 1 blank line between paragraphs.</text:p>
        </text:list-item>
        <text:list-item>
          <text:p text:style-name="P23">No default extra white space between paragraphs </text:p>
        </text:list-item>
        <text:list-item>
          <text:p text:style-name="P23">Labeled graph and table, add captions, and refer to visuals in the 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5$Linux_X86_64 LibreOffice_project/350m1$Build-2</meta:generator>
    <dc:date>2012-10-25T00:28:05</dc:date>
    <meta:editing-duration>PT4H54M49S</meta:editing-duration>
    <meta:editing-cycles>19</meta:editing-cycles>
    <meta:document-statistic meta:table-count="2" meta:image-count="0" meta:object-count="1" meta:page-count="3" meta:paragraph-count="74" meta:word-count="638" meta:character-count="3684" meta:non-whitespace-character-count="3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7.109cm" svg:y="0.315cm" chart:style-name="ch2">
          <text:p>Figure 1</text:p>
        </chart:title>
        <chart:subtitle svg:x="4.436cm" svg:y="1.273cm" chart:style-name="ch3">
          <text:p>Length of Cantilever vs. Mass of Pennies</text:p>
        </chart:subtitle>
        <chart:legend chart:legend-position="end" svg:x="13.728cm" svg:y="3.951cm" style:legend-expansion="high" chart:style-name="ch4"/>
        <chart:plot-area chart:style-name="ch5" chart:data-source-has-labels="both" svg:x="1.33cm" svg:y="2.314cm" svg:width="11.76cm" svg:height="5.525cm">
          <chartooo:coordinate-region svg:x="2.137cm" svg:y="2.513cm" svg:width="10.859cm" svg:height="4.679cm"/>
          <chart:axis chart:dimension="x" chart:name="primary-x" chart:style-name="ch6" chartooo:axis-type="auto">
            <chartooo:date-scale/>
            <chart:title svg:x="5.711cm" svg:y="8.018cm" chart:style-name="ch7">
              <text:p>Length of Cantilever</text:p>
            </chart:title>
            <chart:categories table:cell-range-address="local-table.$A$2:.$A$5"/>
          </chart:axis>
          <chart:axis chart:dimension="y" chart:name="primary-y" chart:style-name="ch8">
            <chart:title svg:x="0.451cm" svg:y="6.35cm" chart:style-name="ch9">
              <text:p>Mass of Penni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2.5</text:p>
              </table:table-cell>
              <table:table-cell office:value-type="float" office:value="70">
                <text:p>70</text:p>
              </table:table-cell>
              <table:table-cell office:value-type="float" office:value="67.5">
                <text:p>67.5</text:p>
              </table:table-cell>
            </table:table-row>
            <table:table-row>
              <table:table-cell office:value-type="string">
                <text:p>2</text:p>
              </table:table-cell>
              <table:table-cell office:value-type="float" office:value="90">
                <text:p>90</text:p>
              </table:table-cell>
              <table:table-cell office:value-type="float" office:value="85">
                <text:p>85</text:p>
              </table:table-cell>
            </table:table-row>
            <table:table-row>
              <table:table-cell office:value-type="string">
                <text:p>1.5</text:p>
              </table:table-cell>
              <table:table-cell office:value-type="float" office:value="117.5">
                <text:p>117.5</text:p>
              </table:table-cell>
              <table:table-cell office:value-type="float" office:value="97.5">
                <text:p>97.5</text:p>
              </table:table-cell>
            </table:table-row>
            <table:table-row>
              <table:table-cell office:value-type="string">
                <text:p>1</text:p>
              </table:table-cell>
              <table:table-cell office:value-type="float" office:value="157.5">
                <text:p>157.5</text:p>
              </table:table-cell>
              <table:table-cell office:value-type="float" office:value="145">
                <text:p>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